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Narrow" svg:font-family="'Arial Narrow', Arial, sans-serif"/>
    <style:font-face style:name="Georgia" svg:font-family="Georgia, serif"/>
    <style:font-face style:name="sans-serif" svg:font-family="sans-serif"/>
    <style:font-face style:name="FreeSans1" svg:font-family="FreeSans" style:font-family-generic="swiss"/>
    <style:font-face style:name="Liberation Sans Narrow" svg:font-family="'Liberation Sans Narrow'"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normal" officeooo:rsid="000c8862" officeooo:paragraph-rsid="00129229" style:font-weight-asian="normal" style:font-weight-complex="normal"/>
    </style:style>
    <style:style style:name="P2" style:family="paragraph" style:parent-style-name="Standard">
      <style:text-properties fo:font-weight="normal" officeooo:rsid="00129229" officeooo:paragraph-rsid="00129229" style:font-weight-asian="normal" style:font-weight-complex="normal"/>
    </style:style>
    <style:style style:name="P3" style:family="paragraph" style:parent-style-name="Text_20_body">
      <style:text-properties officeooo:rsid="000f408f" officeooo:paragraph-rsid="000f408f"/>
    </style:style>
    <style:style style:name="P4" style:family="paragraph" style:parent-style-name="Text_20_body">
      <style:text-properties officeooo:rsid="001029b6" officeooo:paragraph-rsid="001029b6"/>
    </style:style>
    <style:style style:name="P5" style:family="paragraph" style:parent-style-name="Text_20_body">
      <style:text-properties officeooo:rsid="00102ee4" officeooo:paragraph-rsid="00102ee4"/>
    </style:style>
    <style:style style:name="P6" style:family="paragraph" style:parent-style-name="Text_20_body">
      <style:text-properties officeooo:rsid="00102ee4" officeooo:paragraph-rsid="001082e1"/>
    </style:style>
    <style:style style:name="P7" style:family="paragraph" style:parent-style-name="Text_20_body">
      <style:text-properties officeooo:rsid="001082e1" officeooo:paragraph-rsid="001082e1"/>
    </style:style>
    <style:style style:name="P8" style:family="paragraph" style:parent-style-name="Text_20_body">
      <style:text-properties officeooo:rsid="001120ab" officeooo:paragraph-rsid="001120ab"/>
    </style:style>
    <style:style style:name="P9" style:family="paragraph" style:parent-style-name="Standard">
      <style:text-properties style:font-name="Liberation Sans Narrow" officeooo:rsid="000af9b1" officeooo:paragraph-rsid="000af9b1"/>
    </style:style>
    <style:style style:name="P10" style:family="paragraph" style:parent-style-name="Standard">
      <style:text-properties style:font-name="Liberation Sans Narrow" officeooo:rsid="00129229" officeooo:paragraph-rsid="00283ea1"/>
    </style:style>
    <style:style style:name="P11" style:family="paragraph" style:parent-style-name="Standard">
      <style:text-properties style:font-name="Liberation Sans Narrow" officeooo:rsid="00129229" officeooo:paragraph-rsid="0022f2d1"/>
    </style:style>
    <style:style style:name="P12" style:family="paragraph" style:parent-style-name="Standard">
      <style:text-properties style:font-name="Liberation Sans Narrow" officeooo:rsid="00129229" officeooo:paragraph-rsid="0016f14f"/>
    </style:style>
    <style:style style:name="P13" style:family="paragraph" style:parent-style-name="Standard">
      <style:text-properties style:font-name="Liberation Sans Narrow" officeooo:rsid="00129229" officeooo:paragraph-rsid="002142b8"/>
    </style:style>
    <style:style style:name="P14" style:family="paragraph" style:parent-style-name="Standard">
      <style:text-properties style:font-name="Liberation Sans Narrow" officeooo:rsid="00129229" officeooo:paragraph-rsid="00257712"/>
    </style:style>
    <style:style style:name="P15" style:family="paragraph" style:parent-style-name="Standard">
      <style:text-properties style:font-name="Liberation Sans Narrow" officeooo:rsid="00129229" officeooo:paragraph-rsid="0024c728"/>
    </style:style>
    <style:style style:name="P16" style:family="paragraph" style:parent-style-name="Standard">
      <style:text-properties style:font-name="Liberation Sans Narrow" officeooo:rsid="00129229" officeooo:paragraph-rsid="00165907"/>
    </style:style>
    <style:style style:name="P17" style:family="paragraph" style:parent-style-name="Standard">
      <style:text-properties style:font-name="Liberation Sans Narrow" fo:font-size="12pt" fo:font-weight="normal" officeooo:rsid="00129229" officeooo:paragraph-rsid="00283ea1" style:font-size-asian="12pt" style:font-weight-asian="normal" style:font-size-complex="12pt" style:font-weight-complex="normal"/>
    </style:style>
    <style:style style:name="P18" style:family="paragraph" style:parent-style-name="Standard">
      <style:text-properties style:font-name="Liberation Sans Narrow" officeooo:rsid="0026732f" officeooo:paragraph-rsid="0026732f"/>
    </style:style>
    <style:style style:name="P19" style:family="paragraph" style:parent-style-name="Standard">
      <style:text-properties style:font-name="Liberation Sans Narrow" officeooo:rsid="002c84e2" officeooo:paragraph-rsid="0022f2d1"/>
    </style:style>
    <style:style style:name="P20" style:family="paragraph" style:parent-style-name="Standard">
      <style:text-properties style:font-name="Liberation Sans Narrow" officeooo:rsid="002c84e2" officeooo:paragraph-rsid="002c84e2"/>
    </style:style>
    <style:style style:name="P21" style:family="paragraph" style:parent-style-name="Standard">
      <style:text-properties style:font-name="Liberation Sans Narrow" officeooo:rsid="0017fc90" officeooo:paragraph-rsid="00283ea1"/>
    </style:style>
    <style:style style:name="P22" style:family="paragraph" style:parent-style-name="Standard">
      <style:text-properties style:font-name="Liberation Sans Narrow" officeooo:rsid="0017fc90" officeooo:paragraph-rsid="00257712"/>
    </style:style>
    <style:style style:name="P23" style:family="paragraph" style:parent-style-name="Standard">
      <style:text-properties style:font-name="Liberation Sans Narrow" officeooo:rsid="0017fc90" officeooo:paragraph-rsid="0028e040"/>
    </style:style>
    <style:style style:name="P24" style:family="paragraph" style:parent-style-name="Standard">
      <style:text-properties style:font-name="Liberation Sans Narrow" officeooo:rsid="0017fc90" officeooo:paragraph-rsid="0017fc90"/>
    </style:style>
    <style:style style:name="P25" style:family="paragraph" style:parent-style-name="Standard">
      <style:text-properties style:font-name="Liberation Sans Narrow" fo:font-weight="bold" officeooo:rsid="0012a335" officeooo:paragraph-rsid="00165907"/>
    </style:style>
    <style:style style:name="P26" style:family="paragraph" style:parent-style-name="Standard">
      <style:text-properties style:font-name="Liberation Sans Narrow" fo:font-weight="bold" officeooo:rsid="0012a335" officeooo:paragraph-rsid="0012a335"/>
    </style:style>
    <style:style style:name="P27" style:family="paragraph" style:parent-style-name="Standard">
      <style:text-properties style:font-name="Liberation Sans Narrow" fo:font-weight="bold" officeooo:rsid="0012a335" officeooo:paragraph-rsid="0016f14f"/>
    </style:style>
    <style:style style:name="P28" style:family="paragraph" style:parent-style-name="Standard">
      <style:text-properties style:font-name="Liberation Sans Narrow" fo:font-weight="bold" officeooo:rsid="001b7c81" officeooo:paragraph-rsid="001b7c81"/>
    </style:style>
    <style:style style:name="P29" style:family="paragraph" style:parent-style-name="Standard">
      <style:text-properties style:font-name="Liberation Sans Narrow" fo:font-weight="bold" officeooo:paragraph-rsid="000af9b1"/>
    </style:style>
    <style:style style:name="P30" style:family="paragraph" style:parent-style-name="Standard">
      <style:text-properties style:font-name="Liberation Sans Narrow" fo:font-weight="bold" officeooo:paragraph-rsid="001b7c81"/>
    </style:style>
    <style:style style:name="P31" style:family="paragraph" style:parent-style-name="Standard">
      <style:text-properties style:font-name="Liberation Sans Narrow" officeooo:rsid="002dad41" officeooo:paragraph-rsid="002dad41"/>
    </style:style>
    <style:style style:name="P32" style:family="paragraph" style:parent-style-name="Standard">
      <style:text-properties style:font-name="Liberation Sans Narrow" officeooo:rsid="002ef254" officeooo:paragraph-rsid="002ef254"/>
    </style:style>
    <style:style style:name="P33" style:family="paragraph" style:parent-style-name="Standard">
      <style:text-properties style:font-name="Liberation Sans Narrow" officeooo:rsid="00257712" officeooo:paragraph-rsid="0028e040"/>
    </style:style>
    <style:style style:name="P34" style:family="paragraph" style:parent-style-name="Standard">
      <style:text-properties style:font-name="Liberation Sans Narrow" officeooo:rsid="00257712" officeooo:paragraph-rsid="0029b04e"/>
    </style:style>
    <style:style style:name="P35" style:family="paragraph" style:parent-style-name="Standard">
      <style:text-properties style:font-name="Liberation Sans Narrow" officeooo:rsid="00257712" officeooo:paragraph-rsid="00257712"/>
    </style:style>
    <style:style style:name="P36" style:family="paragraph" style:parent-style-name="Standard">
      <style:text-properties style:font-name="Liberation Sans Narrow" fo:font-weight="normal" officeooo:rsid="000c8862" officeooo:paragraph-rsid="00129229" style:font-weight-asian="normal" style:font-weight-complex="normal"/>
    </style:style>
    <style:style style:name="P37" style:family="paragraph" style:parent-style-name="Standard">
      <style:text-properties style:font-name="Liberation Sans Narrow" fo:font-weight="normal" officeooo:rsid="000c8862" officeooo:paragraph-rsid="000c8862" style:font-weight-asian="normal" style:font-weight-complex="normal"/>
    </style:style>
    <style:style style:name="P38" style:family="paragraph" style:parent-style-name="Standard">
      <style:text-properties style:font-name="Liberation Sans Narrow" fo:font-weight="normal" officeooo:rsid="00129229" officeooo:paragraph-rsid="00129229" style:font-weight-asian="normal" style:font-weight-complex="normal"/>
    </style:style>
    <style:style style:name="P39" style:family="paragraph" style:parent-style-name="Standard">
      <style:text-properties style:font-name="Liberation Sans Narrow" officeooo:rsid="001b7c81" officeooo:paragraph-rsid="001b7c81"/>
    </style:style>
    <style:style style:name="P40" style:family="paragraph" style:parent-style-name="Standard">
      <style:text-properties style:font-name="Liberation Sans Narrow" fo:font-style="italic" fo:font-weight="normal" officeooo:rsid="001b7c81" officeooo:paragraph-rsid="001b7c81" style:font-style-asian="italic" style:font-weight-asian="normal" style:font-style-complex="italic" style:font-weight-complex="normal"/>
    </style:style>
    <style:style style:name="P41" style:family="paragraph" style:parent-style-name="Standard">
      <style:paragraph-properties fo:padding-left="0cm" fo:padding-right="0cm" fo:padding-top="0cm" fo:padding-bottom="0.074cm" fo:border-left="none" fo:border-right="none" fo:border-top="none" fo:border-bottom="0.06pt solid #000000" style:join-border="false"/>
      <style:text-properties style:font-name="Liberation Sans Narrow" fo:font-weight="bold" officeooo:rsid="001b7c81" officeooo:paragraph-rsid="000af9b1"/>
    </style:style>
    <style:style style:name="P42" style:family="paragraph" style:parent-style-name="Heading">
      <style:text-properties style:font-name="Liberation Sans Narrow" fo:font-weight="bold" officeooo:rsid="000af9b1" officeooo:paragraph-rsid="00129229" style:font-weight-asian="bold" style:font-weight-complex="bold"/>
    </style:style>
    <style:style style:name="P43" style:family="paragraph" style:parent-style-name="Heading">
      <style:text-properties style:font-name="Liberation Sans Narrow" officeooo:paragraph-rsid="00129229"/>
    </style:style>
    <style:style style:name="P44" style:family="paragraph" style:parent-style-name="Text_20_body">
      <style:text-properties officeooo:paragraph-rsid="0020c3e8"/>
    </style:style>
    <style:style style:name="P45" style:family="paragraph" style:parent-style-name="Text_20_body">
      <style:text-properties style:font-name="Liberation Sans Narrow"/>
    </style:style>
    <style:style style:name="P46" style:family="paragraph" style:parent-style-name="Text_20_body">
      <style:text-properties style:font-name="Liberation Sans Narrow" officeooo:rsid="00129229" officeooo:paragraph-rsid="00129229"/>
    </style:style>
    <style:style style:name="P47" style:family="paragraph" style:parent-style-name="Text_20_body">
      <style:text-properties style:font-name="Liberation Sans Narrow" officeooo:rsid="001120ab" officeooo:paragraph-rsid="001120ab"/>
    </style:style>
    <style:style style:name="P48" style:family="paragraph" style:parent-style-name="Text_20_body">
      <style:text-properties officeooo:rsid="000f408f" officeooo:paragraph-rsid="002ef254"/>
    </style:style>
    <style:style style:name="P49" style:family="paragraph" style:parent-style-name="Heading_20_2">
      <style:paragraph-properties fo:text-align="end" style:justify-single-word="false"/>
      <style:text-properties fo:color="#009999"/>
    </style:style>
    <style:style style:name="P50" style:family="paragraph" style:parent-style-name="Heading_20_3">
      <style:text-properties style:font-name="Liberation Sans Narrow"/>
    </style:style>
    <style:style style:name="P51" style:family="paragraph" style:parent-style-name="Heading_20_3">
      <style:text-properties style:font-name="Liberation Sans Narrow" officeooo:rsid="002dad41" officeooo:paragraph-rsid="002dad41"/>
    </style:style>
    <style:style style:name="T1" style:family="text">
      <style:text-properties fo:font-weight="bold" style:font-weight-asian="bold" style:font-weight-complex="bold"/>
    </style:style>
    <style:style style:name="T2" style:family="text">
      <style:text-properties fo:font-weight="bold" officeooo:rsid="0022f2d1" style:font-weight-asian="bold" style:font-weight-complex="bold"/>
    </style:style>
    <style:style style:name="T3" style:family="text">
      <style:text-properties officeooo:rsid="001082e1"/>
    </style:style>
    <style:style style:name="T4" style:family="text">
      <style:text-properties officeooo:rsid="00129229"/>
    </style:style>
    <style:style style:name="T5" style:family="text">
      <style:text-properties fo:color="#666666" fo:font-weight="bold" style:font-weight-asian="bold" style:font-weight-complex="bold"/>
    </style:style>
    <style:style style:name="T6" style:family="text">
      <style:text-properties fo:color="#666666" fo:font-weight="bold" officeooo:rsid="000af9b1" style:font-weight-asian="bold" style:font-weight-complex="bold"/>
    </style:style>
    <style:style style:name="T7" style:family="text">
      <style:text-properties fo:font-style="italic" officeooo:rsid="001120ab" style:font-style-asian="italic" style:font-style-complex="italic"/>
    </style:style>
    <style:style style:name="T8" style:family="text">
      <style:text-properties officeooo:rsid="002142b8"/>
    </style:style>
    <style:style style:name="T9" style:family="text">
      <style:text-properties officeooo:rsid="0022f2d1"/>
    </style:style>
    <style:style style:name="T10" style:family="text">
      <style:text-properties fo:font-weight="normal" officeooo:rsid="0022f2d1" style:font-weight-asian="normal" style:font-weight-complex="normal"/>
    </style:style>
    <style:style style:name="T11" style:family="text">
      <style:text-properties fo:font-weight="normal" officeooo:rsid="00283ea1" style:font-weight-asian="normal" style:font-weight-complex="normal"/>
    </style:style>
    <style:style style:name="T12" style:family="text">
      <style:text-properties officeooo:rsid="0024c728"/>
    </style:style>
    <style:style style:name="T13" style:family="text">
      <style:text-properties officeooo:rsid="00257712"/>
    </style:style>
    <style:style style:name="T14" style:family="text">
      <style:text-properties officeooo:rsid="00269fce"/>
    </style:style>
    <style:style style:name="T15" style:family="text">
      <style:text-properties officeooo:rsid="00283ea1"/>
    </style:style>
    <style:style style:name="T16" style:family="text">
      <style:text-properties fo:font-variant="normal" fo:text-transform="none" fo:color="#222222" fo:letter-spacing="normal" fo:font-style="normal" officeooo:rsid="00283ea1"/>
    </style:style>
    <style:style style:name="T17" style:family="text">
      <style:text-properties fo:font-variant="normal" fo:text-transform="none" fo:color="#222222" fo:letter-spacing="normal" fo:font-style="normal" officeooo:rsid="0028e040"/>
    </style:style>
    <style:style style:name="T18" style:family="text">
      <style:text-properties fo:font-variant="normal" fo:text-transform="none" fo:color="#000000" style:font-name="Liberation Sans Narrow" fo:font-size="11pt" fo:letter-spacing="normal" fo:font-style="normal" fo:font-weight="bold" style:font-size-asian="11pt" style:font-size-complex="11pt"/>
    </style:style>
    <style:style style:name="T19" style:family="text">
      <style:text-properties fo:font-variant="normal" fo:text-transform="none" fo:color="#000000" fo:font-size="11pt" fo:letter-spacing="normal" fo:font-style="normal" fo:font-weight="bold" style:font-size-asian="11pt" style:font-size-complex="11pt"/>
    </style:style>
    <style:style style:name="T20" style:family="text">
      <style:text-properties officeooo:rsid="0028e040"/>
    </style:style>
    <style:style style:name="T21" style:family="text">
      <style:text-properties officeooo:rsid="0029b04e"/>
    </style:style>
    <style:style style:name="T22" style:family="text">
      <style:text-properties style:font-name="Liberation Sans Narrow"/>
    </style:style>
    <style:style style:name="T23" style:family="text">
      <style:text-properties style:font-name="Liberation Sans Narrow" fo:font-style="italic" officeooo:rsid="001120ab" style:font-style-asian="italic" style:font-style-complex="italic"/>
    </style:style>
    <style:style style:name="T24" style:family="text">
      <style:text-properties style:font-name="Liberation Sans Narrow" officeooo:rsid="001082e1"/>
    </style:style>
    <style:style style:name="T25" style:family="text">
      <style:text-properties style:font-name="Liberation Sans Narrow" officeooo:rsid="00129229"/>
    </style:style>
    <style:style style:name="T26" style:family="text">
      <style:text-properties style:font-name="Liberation Sans Narrow" officeooo:rsid="002ef254"/>
    </style:style>
    <style:style style:name="T27" style:family="text">
      <style:text-properties officeooo:rsid="002f319b"/>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42">Tema: </text:p>
      <text:p text:style-name="P43"><text:span text:style-name="T6">M</text:span><text:span text:style-name="T5">anifiesto ingenieros Google en torno a las limitaciones biológicas de las mujeres para hacer ciencia y tecnología.</text:span></text:p>
      <text:p text:style-name="P44"><text:a xlink:type="simple" xlink:href="https://gizmodo.com/exclusive-heres-the-full-10-page-anti-diversity-screed-1797564320" text:style-name="Internet_20_link" text:visited-style-name="Visited_20_Internet_20_Link"><text:span text:style-name="T23">https://gizmodo.com/exclusive-heres-the-full-10-page-anti-diversity-screed-1797564320</text:span></text:a></text:p>
      <text:h text:style-name="P51" text:outline-level="3">Espacio, Cuerpo y Conocimiento.</text:h>
      <text:p text:style-name="P10"><text:span text:style-name="T1">Google</text:span></text:p>
      <text:p text:style-name="P17"><text:span text:style-name="T16">es una compañía principal subsidiaria de la multinacional estadounidense Alphabet Inc., cuya especialización son los productos y servicios relacionados con </text:span><text:span text:style-name="T17">i</text:span><text:span text:style-name="T16">nternet, software, dispositivos electrónicos y otras tecnologías.</text:span></text:p>
      <text:p text:style-name="P10"><text:span text:style-name="T1"/></text:p>
      <text:p text:style-name="P10"><text:span text:style-name="T11">I</text:span><text:span text:style-name="T10">dentidad</text:span><text:span text:style-name="T1">:</text:span> <text:span text:style-name="T9"><text:s/>Inicialmente “Don´t be Evil” ha sido el lema que ha servido de base al código de conducta [1] de Google, una idea que implicaba la idea de no abusar de su posición y tratar a los otros con el respecto y la honorabilidad que se merecen, luego en <text:s/>“Do the Right Thing” o “Haz lo Correcto”</text:span></text:p>
      <text:p text:style-name="P11"/>
      <text:p text:style-name="P18">Sostiene afirma<text:span text:style-name="T14">tivamente</text:span> <text:span text:style-name="T14">a</text:span> la tecnología como una vanguardia de la innovación <text:span text:style-name="T14">en la que no sólo se gestiona información si no que es baluarte de la ciencia y garante de la participación, es decir, que las personas y la tecnología que resulta de esta empresa tiene un nivel de expertis científico. </text:span></text:p>
      <text:p text:style-name="P19"/>
      <text:p text:style-name="P11"><text:span text:style-name="T2">Valores y principios</text:span><text:span text:style-name="T9">: </text:span>prom<text:span text:style-name="T8">oción de</text:span> <text:span text:style-name="T8">innovación, </text:span>apertura y diversidad de opiniones. </text:p>
      <text:p text:style-name="P12"/>
      <text:p text:style-name="P21"><text:span text:style-name="T8">Promesa al colaborar con google: </text:span>hermosas oficinas, buenos salarios, aprendizaje constante <text:span text:style-name="T8">y prestigio, entre otras. </text:span></text:p>
      <text:p text:style-name="P21"><text:span text:style-name="T8">En promedio </text:span>2 millones de candidaturas al año para trabajar en Google <text:span text:style-name="T15">a través de las solicitudes</text:span>. <text:span text:style-name="T15">Sin embargo logra captar a la mayoría de los nuevos talentos desde los subsidios en programas de desarrollo (hackatones) en las universidades, organizaciones sociales, conferencias y encuentros internacionales. </text:span></text:p>
      <text:p text:style-name="P13"/>
      <text:p text:style-name="P25">Googler, empleado promedio de google: </text:p>
      <text:p text:style-name="P22">“Personas talentosas”, <text:span text:style-name="T13">según google. </text:span></text:p>
      <text:p text:style-name="P22">Existen cuatro requisitos básicos en sus candidatos en todas partes del mundo:</text:p>
      <text:p text:style-name="P23">* experiencia,</text:p>
      <text:p text:style-name="P23">* capacidad analítica</text:p>
      <text:p text:style-name="P23">* liderazgo [un profesional <text:s/>convencido de su trabajo que pueda llevar a un equipo al éxito] y</text:p>
      <text:p text:style-name="P23">* cultura de valores [saber trabajar en equipo y buscar no solo el beneficio propio, sino también el de sus compañeros y el de la compañía].</text:p>
      <text:p text:style-name="P24"/>
      <text:p text:style-name="P31">Sumario del manifiesto, inicialmente anónimo:</text:p>
      <text:p text:style-name="P31"><text:s/></text:p>
      <text:p text:style-name="P31">- El prejuicio político de Google ha equiparado la libertad de la ofensa con la seguridad psicológica, pero avergonzar al silencio es la antítesis de la seguridad psicológica.</text:p>
      <text:p text:style-name="P31">- Este silenciamiento ha creado una cámara de ecos ideológicos donde algunas ideas son demasiado sagradas para ser discutidas honestamente.</text:p>
      <text:p text:style-name="P31">- La falta de discusión fomenta los elementos más extremos y autoritarios de esta ideología.</text:p>
      <text:p text:style-name="P31">- Extremo: todas las disparidades en la representación se deben a la opresión</text:p>
      <text:p text:style-name="P31">- Autoritario: debemos discriminar para corregir esta opresión</text:p>
      <text:p text:style-name="P31"><text:soft-page-break/>- Las diferencias en la distribución de los rasgos entre hombres y mujeres pueden explicar en parte por qué no tenemos una representación del 50% de mujeres en tecnología y liderazgo. La discriminación para alcanzar la representación equitativa es injusta, divisiva y mala para los negocios.</text:p>
      <text:p text:style-name="P20"/>
      <text:p text:style-name="P31">Cuerpo.</text:p>
      <text:p text:style-name="P24"/>
      <text:p text:style-name="P32">“Posibles causas no sesgadas de la brecha de género en la tecnología [3]</text:p>
      <text:p text:style-name="P32">En Google, regularmente se nos dice que los sesgos implícitos (inconscientes) y explícitos están reteniendo a las mujeres en tecnología y liderazgo. Por supuesto, los hombres y las mujeres experimentan los prejuicios, la tecnología y el lugar de trabajo de manera diferente y debemos ser conscientes de esto, pero está lejos de la historia completa.</text:p>
      <text:p text:style-name="P32">En promedio, los hombres y las mujeres biológicamente difieren de muchas maneras. Estas diferencias no solo se construyen socialmente porque:</text:p>
      <text:p text:style-name="P32">Son universales en todas las culturas humanas</text:p>
      <text:p text:style-name="P32">A menudo tienen claras causas biológicas y vínculos a la testosterona prenatal</text:p>
      <text:p text:style-name="P32">Los machos biológicos que fueron castrados al nacer y criados como hembras a menudo todavía se identifican y actúan como varones</text:p>
      <text:p text:style-name="P32">Los rasgos subyacentes son altamente heredables</text:p>
      <text:p text:style-name="P32">Son exactamente lo que predeciríamos desde la perspectiva de la psicología evolutiva</text:p>
      <text:p text:style-name="P32">Tenga en cuenta que no estoy diciendo que todos los hombres difieran de las mujeres de las siguientes maneras o que estas diferencias son "justas". Simplemente estoy afirmando que la distribución de preferencias y habilidades de hombres y mujeres difiere en parte debido a causas biológicas y que estas diferencias pueden explicar por qué no vemos una representación igualitaria de mujeres en tecnología y liderazgo. </text:p>
      <text:p text:style-name="P24"/>
      <text:p text:style-name="P32">Argumenta a través de ello diferencias en la personalidad; el mayor empuje de los hombres para el estado; <text:span text:style-name="T19">Formas no discriminatorias de reducir la brecha de género entre las que invita a generas formas para el abordaje de las disparidades</text:span></text:p>
      <text:p text:style-name="P24"/>
      <text:p text:style-name="P31">Conocimiento.</text:p>
      <text:p text:style-name="P24"/>
      <text:p text:style-name="P33">“Desafortunadamente, mientras la tecnología y el liderazgo sigan siendo de alto estatus, carreras lucrativas, los hombres pueden querer estar en ellos desproporcionadamente. Sin embargo, permitir y respaldar verdaderamente (como parte de nuestra cultura) el trabajo a tiempo parcial puede mantener a más mujeres en la tecnología.</text:p>
      <text:p text:style-name="P33"><text:span text:style-name="T20">El rol de género masculino es actualmente inflexible</text:span></text:p>
      <text:p text:style-name="P34"><text:span text:style-name="T20">El feminismo ha logrado un gran progreso al liberar a las mujeres del rol de género femenino, pero los hombres siguen estando muy vinculados al rol de género masculino. Si nosotros, como sociedad, permitimos que los hombres sean más "femeninos", entonces la brecha de género se reducirá, aunque probablemente porque los hombres dejarán la tecnología y el liderazgo por roles tradicionalmente femeninos.”</text:span></text:p>
      <text:p text:style-name="P34"/>
      <text:p text:style-name="P34"><text:span text:style-name="T27">El <text:s/>Googler señaló algunas prácticas discriminatorias por parte de la empresa:</text:span></text:p>
      <text:p text:style-name="P34"><text:span text:style-name="T21">Programas, tutoría y clases solo para personas con un cierto género o raza.</text:span></text:p>
      <text:p text:style-name="P34"><text:span text:style-name="T21">Una cola de alta prioridad y un trato especial para los candidatos de "diversidad".</text:span></text:p>
      <text:p text:style-name="P34"><text:span text:style-name="T21">Prácticas de contratación que pueden reducir efectivamente la barra para candidatos de "diversidad" al disminuir la tasa de falsos negativos.</text:span></text:p>
      <text:p text:style-name="P34"><text:span text:style-name="T21">Reconsiderar cualquier conjunto de personas si no es lo suficientemente "diverso", pero no muestra el mismo escrutinio en el sentido inverso (claro sesgo de confirmación).</text:span></text:p>
      <text:p text:style-name="P34"><text:span text:style-name="T21">Estas prácticas se basan en supuestos falsos generados por nuestros prejuicios y en realidad pueden aumentar las tensiones de raza y género. La alta dirección nos dice que lo que estamos haciendo es lo correcto desde el </text:span><text:soft-page-break/><text:span text:style-name="T21">punto de vista moral y económico, pero sin evidencia esto es solo una ideología de la izquierda velada [7] que puede dañar irreparablemente a Google.</text:span>”</text:p>
      <text:p text:style-name="P24"/>
      <text:p text:style-name="P35">Respuestas de la Google:</text:p>
      <text:p text:style-name="P14">“cada Googler haga lo máximo para crear una cultura en el lugar de trabajo que sea libre de acoso, intimidación, prejuicios y discriminación ilegal”.</text:p>
      <text:p text:style-name="P35">Resindieron el contrato al (inge-googler)</text:p>
      <text:p text:style-name="P24"/>
      <text:p text:style-name="P15"><text:span text:style-name="T12">[1] Código de conducta: </text:span>principios que se compromete unilateralmente a seguir</text:p>
      <text:p text:style-name="P16"/>
      <text:p text:style-name="P41"/>
      <text:p text:style-name="P28"/>
      <text:p text:style-name="P29"/>
      <text:p text:style-name="P28">*Autopoiesis</text:p>
      <text:p text:style-name="P26"/>
      <text:p text:style-name="P26"/>
      <text:p text:style-name="P27"/>
      <text:p text:style-name="P30"/>
      <text:h text:style-name="P50" text:outline-level="3">Bibliografía: </text:h>
      <text:p text:style-name="P48"><text:span text:style-name="T26">Samuel Burke</text:span></text:p>
      <text:p text:style-name="P3"><text:a xlink:type="simple" xlink:href="http://cnnespanol.cnn.com/video/cnnee-cage-samuel-burke-ingeniero-de-google-crirtica-la-politica-diversidad-mujeres-en-la-empresa/" text:style-name="Internet_20_link" text:visited-style-name="Visited_20_Internet_20_Link"><text:span text:style-name="T22">http://cnnespanol.cnn.com/video/cnnee-cage-samuel-burke-ingeniero-de-google-crirtica-la-politica-diversidad-mujeres-en-la-empresa/</text:span></text:a></text:p>
      <text:p text:style-name="P46">Director ejecutivo de Google calificó de “ofensivo” el manifiesto antidiversidad de uno de sus ingenieros</text:p>
      <text:p text:style-name="P4"><text:a xlink:type="simple" xlink:href="http://www.charlesmilander.com/news/2018/03/director-ejecutivo-de-google-califico-de-ofensivo-el-manifiesto-antidiversidad-de-uno-de-sus-ingenieros-2/" text:style-name="Internet_20_link" text:visited-style-name="Visited_20_Internet_20_Link"><text:span text:style-name="T22">http://www.charlesmilander.com/news/2018/03/director-ejecutivo-de-google-califico-de-ofensivo-el-manifiesto-antidiversidad-de-uno-de-sus-ingenieros-2/</text:span></text:a></text:p>
      <text:p text:style-name="P4"><text:a xlink:type="simple" xlink:href="https://www.error500.net/tema-del-manifiesto-del-empleado-google-nos-ha-venido-grande-los-medios/" text:style-name="Internet_20_link" text:visited-style-name="Visited_20_Internet_20_Link"><text:span text:style-name="T22">https://www.error500.net/tema-del-manifiesto-del-empleado-google-nos-ha-venido-grande-los-medios/</text:span></text:a></text:p>
      <text:p text:style-name="P5"><text:a xlink:type="simple" xlink:href="https://elpais.com/internacional/2017/08/06/actualidad/1502006187_214063.html?id_externo_rsoc=TW_CM" text:style-name="Internet_20_link" text:visited-style-name="Visited_20_Internet_20_Link"><text:span text:style-name="T22">https://elpais.com/internacional/2017/08/06/actualidad/1502006187_214063.html?id_externo_rsoc=TW_CM</text:span></text:a></text:p>
      <text:p text:style-name="P6"><text:span text:style-name="T22">* </text:span><text:a xlink:type="simple" xlink:href="https://medium.com/el-saco-del-coco/este-es-el-manifiesto-machista-de-google-y-esta-es-la-respuesta-que-ha-recibido-86786c012bd6" text:style-name="Internet_20_link" text:visited-style-name="Visited_20_Internet_20_Link"><text:span text:style-name="T24">https://medium.com/el-saco-del-coco/este-es-el-manifiesto-machista-de-google-y-esta-es-la-respuesta-que-ha-recibido-86786c012bd6</text:span></text:a></text:p>
      <text:p text:style-name="P7"><text:a xlink:type="simple" xlink:href="http://www.abc.es/sociedad/abci-google-manifiesto-machista-ingeniero-google-incendia-redes-sociales-201708070936_noticia.html#ns_campaign=rrss&amp;ns_mchannel=abc-es&amp;ns_source=tw&amp;ns_linkname=cm-general&amp;ns_fee=0" text:style-name="Internet_20_link" text:visited-style-name="Visited_20_Internet_20_Link"><text:span text:style-name="T22">http://www.abc.es/sociedad/abci-google-manifiesto-machista-ingeniero-google-incendia-redes-sociales-201708070936_noticia.html#ns_campaign=rrss&amp;ns_mchannel=abc-es&amp;ns_source=tw&amp;ns_linkname=cm-general&amp;ns_fee=0</text:span></text:a></text:p>
      <text:p text:style-name="P8"><text:span text:style-name="T22">* </text:span><text:a xlink:type="simple" xlink:href="https://gizmodo.com/exclusive-heres-the-full-10-page-anti-diversity-screed-1797564320" text:style-name="Internet_20_link" text:visited-style-name="Visited_20_Internet_20_Link"><text:span text:style-name="T22">https://gizmodo.com/exclusive-heres-the-full-10-page-anti-diversity-screed-1797564320</text:span></text:a></text:p>
      <text:p text:style-name="P8"><text:span text:style-name="T22">* </text:span><text:a xlink:type="simple" xlink:href="https://www.womenalia.com/blogs/movimiento-womenalia-derechos-de-la-mujer/ingeniero-google-mujeres-informaticas?utm_source=Twitter&amp;utm_medium=Post&amp;utm_campaign=SMESPTWEBLG000-242018" text:style-name="Internet_20_link" text:visited-style-name="Visited_20_Internet_20_Link"><text:span text:style-name="T22">https://www.womenalia.com/blogs/movimiento-womenalia-derechos-de-la-mujer/ingeniero-google-mujeres-informaticas?utm_source=Twitter&amp;utm_medium=Post&amp;utm_campaign=SMESPTWEBLG000-242018</text:span></text:a></text:p>
      <text:p text:style-name="P47"/>
      <text:p text:style-name="P45"/>
      <text:p text:style-name="P36"><text:span text:style-name="T4">Otras</text:span>:</text:p>
      <text:p text:style-name="P36"><text:soft-page-break/></text:p>
      <text:p text:style-name="P36"/>
      <text:p text:style-name="P38">La brecha oculta en las estadísticas de acceso a internet en México</text:p>
      <text:p text:style-name="P2"><text:a xlink:type="simple" xlink:href="https://www.derechosdigitales.org/12022/la-brecha-oculta-en-las-estadisticas-de-acceso-a-internet-en-mexico/" text:style-name="Internet_20_link" text:visited-style-name="Visited_20_Internet_20_Link"><text:span text:style-name="T22">https://www.derechosdigitales.org/12022/la-brecha-oculta-en-las-estadisticas-de-acceso-a-internet-en-mexico/</text:span></text:a></text:p>
      <text:p text:style-name="P36"/>
      <text:p text:style-name="P38">La T: Hackers, ciberfeminismo y un nuevo modelo de ciudad para Barcelona</text:p>
      <text:p text:style-name="P1"><text:a xlink:type="simple" xlink:href="http://theobjective.com/further/la-t-hackers-ciberfeminismo-y-un-nuevo-modelo-de-ciudad-para-barcelona/" text:style-name="Internet_20_link" text:visited-style-name="Visited_20_Internet_20_Link"><text:span text:style-name="T25">http://theobjective.com/further/la-t-hackers-ciberfeminismo-y-un-nuevo-modelo-de-ciudad-para-barcelona/</text:span></text:a></text:p>
      <text:p text:style-name="P36"><text:s/></text:p>
      <text:p text:style-name="P37"/>
      <text:p text:style-name="P37"/>
      <text:p text:style-name="P37"/>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Narrow" svg:font-family="'Arial Narrow', Arial, sans-serif"/>
    <style:font-face style:name="Georgia" svg:font-family="Georgia, serif"/>
    <style:font-face style:name="sans-serif" svg:font-family="sans-serif"/>
    <style:font-face style:name="FreeSans1" svg:font-family="FreeSans" style:font-family-generic="swiss"/>
    <style:font-face style:name="Liberation Sans Narrow" svg:font-family="'Liberation Sans Narrow'"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ing_20_2">
      <style:paragraph-properties fo:text-align="end" style:justify-single-word="false"/>
      <style:text-properties fo:color="#009999"/>
    </style:style>
    <style:page-layout style:name="Mpm1">
      <style:page-layout-properties fo:page-width="21.59cm" fo:page-height="27.94cm" style:num-format="1" style:print-orientation="portrait" fo:margin-top="0.529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1.489cm" fo:margin-left="0cm" fo:margin-right="0cm" fo:margin-bottom="0.499cm"/>
      </style:header-style>
      <style:footer-style/>
    </style:page-layout>
  </office:automatic-styles>
  <office:master-styles>
    <style:master-page style:name="Standard" style:page-layout-name="Mpm1">
      <style:header>
        <text:h text:style-name="MP1" text:outline-level="2">Tecnología y Conducta</text:h>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k </meta:initial-creator>
    <meta:creation-date>2018-04-14T04:33:30.308250920</meta:creation-date>
    <dc:date>2018-04-19T02:11:05.507323801</dc:date>
    <dc:creator>ek </dc:creator>
    <meta:editing-duration>PT57M43S</meta:editing-duration>
    <meta:editing-cycles>6</meta:editing-cycles>
    <meta:generator>LibreOffice/5.2.7.2$Linux_X86_64 LibreOffice_project/20m0$Build-2</meta:generator>
    <meta:document-statistic meta:table-count="0" meta:image-count="0" meta:object-count="0" meta:page-count="4" meta:paragraph-count="70" meta:word-count="1052" meta:character-count="8089" meta:non-whitespace-character-count="7090"/>
  </office:meta>
</office:document-meta>
</file>